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fb4e" officeooo:paragraph-rsid="0008fb4e"/>
    </style:style>
    <style:style style:name="P2" style:family="paragraph" style:parent-style-name="Standard">
      <style:text-properties fo:font-weight="bold" officeooo:rsid="000a6694" officeooo:paragraph-rsid="000a6694" style:font-weight-asian="bold" style:font-weight-complex="bold"/>
    </style:style>
    <style:style style:name="P3" style:family="paragraph" style:parent-style-name="Standard">
      <style:text-properties fo:font-weight="bold" officeooo:rsid="000dbc80" officeooo:paragraph-rsid="000dbc80" style:font-weight-asian="bold" style:font-weight-complex="bold"/>
    </style:style>
    <style:style style:name="P4" style:family="paragraph" style:parent-style-name="Standard">
      <style:text-properties fo:font-weight="bold" officeooo:rsid="00296c75" officeooo:paragraph-rsid="00296c75" style:font-weight-asian="bold" style:font-weight-complex="bold"/>
    </style:style>
    <style:style style:name="P5" style:family="paragraph" style:parent-style-name="Standard">
      <style:text-properties fo:font-size="14pt" fo:font-weight="bold" officeooo:rsid="0008fb4e" officeooo:paragraph-rsid="0008fb4e" style:font-size-asian="14pt" style:font-weight-asian="bold" style:font-size-complex="14pt" style:font-weight-complex="bold"/>
    </style:style>
    <style:style style:name="P6" style:family="paragraph" style:parent-style-name="Standard">
      <style:text-properties officeooo:rsid="000a6694" officeooo:paragraph-rsid="000a6694"/>
    </style:style>
    <style:style style:name="P7" style:family="paragraph" style:parent-style-name="Standard">
      <style:text-properties officeooo:rsid="000a6694" officeooo:paragraph-rsid="000c0ca4"/>
    </style:style>
    <style:style style:name="P8" style:family="paragraph" style:parent-style-name="Standard">
      <style:text-properties officeooo:rsid="000c0ca4" officeooo:paragraph-rsid="000c0ca4"/>
    </style:style>
    <style:style style:name="P9" style:family="paragraph" style:parent-style-name="Standard">
      <style:text-properties officeooo:rsid="000c0ca4" officeooo:paragraph-rsid="000a6694"/>
    </style:style>
    <style:style style:name="P10" style:family="paragraph" style:parent-style-name="Standard">
      <style:text-properties officeooo:rsid="000d1063" officeooo:paragraph-rsid="000d1063"/>
    </style:style>
    <style:style style:name="P11" style:family="paragraph" style:parent-style-name="Standard">
      <style:text-properties officeooo:rsid="000dbc80" officeooo:paragraph-rsid="000dbc80"/>
    </style:style>
    <style:style style:name="P12" style:family="paragraph" style:parent-style-name="Standard">
      <style:text-properties officeooo:rsid="000f6700" officeooo:paragraph-rsid="000f6700"/>
    </style:style>
    <style:style style:name="P13" style:family="paragraph" style:parent-style-name="Standard">
      <style:text-properties officeooo:rsid="0013a1eb" officeooo:paragraph-rsid="0013a1eb"/>
    </style:style>
    <style:style style:name="P14" style:family="paragraph" style:parent-style-name="Standard">
      <style:text-properties officeooo:rsid="00222845" officeooo:paragraph-rsid="00222845"/>
    </style:style>
    <style:style style:name="P15" style:family="paragraph" style:parent-style-name="Standard">
      <style:text-properties officeooo:rsid="00296c75" officeooo:paragraph-rsid="00296c75"/>
    </style:style>
    <style:style style:name="P16" style:family="paragraph" style:parent-style-name="Standard">
      <style:text-properties officeooo:rsid="00296c75" officeooo:paragraph-rsid="0031a5c2"/>
    </style:style>
    <style:style style:name="P17" style:family="paragraph" style:parent-style-name="Standard">
      <style:text-properties officeooo:rsid="00296c75" officeooo:paragraph-rsid="0034846e"/>
    </style:style>
    <style:style style:name="P18" style:family="paragraph" style:parent-style-name="Standard">
      <style:text-properties officeooo:rsid="002b4a67" officeooo:paragraph-rsid="002b4a67"/>
    </style:style>
    <style:style style:name="P19" style:family="paragraph" style:parent-style-name="Standard">
      <style:text-properties officeooo:rsid="0011b906" officeooo:paragraph-rsid="0011b906"/>
    </style:style>
    <style:style style:name="P20" style:family="paragraph" style:parent-style-name="Standard">
      <style:text-properties officeooo:rsid="0011b906" officeooo:paragraph-rsid="002e7218"/>
    </style:style>
    <style:style style:name="P21" style:family="paragraph" style:parent-style-name="Standard">
      <style:text-properties officeooo:rsid="002aace0" officeooo:paragraph-rsid="0011b906"/>
    </style:style>
    <style:style style:name="P22" style:family="paragraph" style:parent-style-name="Standard">
      <style:text-properties officeooo:rsid="0030baf4" officeooo:paragraph-rsid="0030baf4"/>
    </style:style>
    <style:style style:name="P23" style:family="paragraph" style:parent-style-name="Standard">
      <style:text-properties officeooo:rsid="0030baf4" officeooo:paragraph-rsid="0031a5c2"/>
    </style:style>
    <style:style style:name="P24" style:family="paragraph" style:parent-style-name="Standard">
      <style:text-properties officeooo:rsid="0034846e" officeooo:paragraph-rsid="0031a5c2"/>
    </style:style>
    <style:style style:name="P25" style:family="paragraph" style:parent-style-name="Standard">
      <style:text-properties officeooo:rsid="0034846e" officeooo:paragraph-rsid="0034846e"/>
    </style:style>
    <style:style style:name="P26" style:family="paragraph" style:parent-style-name="Standard">
      <style:text-properties officeooo:rsid="00367c67" officeooo:paragraph-rsid="00367c67"/>
    </style:style>
    <style:style style:name="P27" style:family="paragraph" style:parent-style-name="Standard">
      <style:text-properties fo:font-weight="bold" officeooo:rsid="00367c67" officeooo:paragraph-rsid="00367c67" style:font-weight-asian="bold" style:font-weight-complex="bold"/>
    </style:style>
    <style:style style:name="P28" style:family="paragraph" style:parent-style-name="Standard">
      <style:text-properties fo:font-weight="bold" officeooo:rsid="000a6694" officeooo:paragraph-rsid="003929e6" style:font-weight-asian="bold" style:font-weight-complex="bold"/>
    </style:style>
    <style:style style:name="P29" style:family="paragraph" style:parent-style-name="Standard" style:list-style-name="L1">
      <style:text-properties officeooo:rsid="003879cf" officeooo:paragraph-rsid="003879cf"/>
    </style:style>
    <style:style style:name="P30" style:family="paragraph" style:parent-style-name="Standard" style:list-style-name="L1">
      <style:text-properties officeooo:rsid="00383344" officeooo:paragraph-rsid="00383344"/>
    </style:style>
    <style:style style:name="P31" style:family="paragraph" style:parent-style-name="Standard" style:list-style-name="L2">
      <style:text-properties officeooo:rsid="0019cd76" officeooo:paragraph-rsid="0019cd76"/>
    </style:style>
    <style:style style:name="P32" style:family="paragraph" style:parent-style-name="Standard" style:list-style-name="L2">
      <style:text-properties officeooo:rsid="001a03ad" officeooo:paragraph-rsid="001a03ad"/>
    </style:style>
    <style:style style:name="P33" style:family="paragraph" style:parent-style-name="Standard" style:list-style-name="L2">
      <style:text-properties officeooo:rsid="001af0aa" officeooo:paragraph-rsid="001af0aa"/>
    </style:style>
    <style:style style:name="P34" style:family="paragraph" style:parent-style-name="Standard" style:list-style-name="L2">
      <style:text-properties officeooo:rsid="001c3146" officeooo:paragraph-rsid="001c3146"/>
    </style:style>
    <style:style style:name="P35" style:family="paragraph" style:parent-style-name="Standard" style:list-style-name="L2">
      <style:text-properties officeooo:rsid="001da4b5" officeooo:paragraph-rsid="001da4b5"/>
    </style:style>
    <style:style style:name="P36" style:family="paragraph" style:parent-style-name="Standard" style:list-style-name="L2">
      <style:text-properties officeooo:rsid="002111cc" officeooo:paragraph-rsid="002111cc"/>
    </style:style>
    <style:style style:name="P37" style:family="paragraph" style:parent-style-name="Standard" style:list-style-name="L2">
      <style:text-properties officeooo:rsid="001f693d" officeooo:paragraph-rsid="001f693d"/>
    </style:style>
    <style:style style:name="P38" style:family="paragraph" style:parent-style-name="Standard" style:list-style-name="L2">
      <style:text-properties officeooo:rsid="00213edf" officeooo:paragraph-rsid="00213edf"/>
    </style:style>
    <style:style style:name="P39" style:family="paragraph" style:parent-style-name="Standard" style:list-style-name="L2">
      <style:text-properties officeooo:rsid="002140b8" officeooo:paragraph-rsid="002140b8"/>
    </style:style>
    <style:style style:name="P40" style:family="paragraph" style:parent-style-name="Standard" style:list-style-name="L3">
      <style:text-properties officeooo:rsid="002440dd" officeooo:paragraph-rsid="002440dd"/>
    </style:style>
    <style:style style:name="P41" style:family="paragraph" style:parent-style-name="Standard" style:list-style-name="L3">
      <style:text-properties officeooo:rsid="0023f110" officeooo:paragraph-rsid="0023f110"/>
    </style:style>
    <style:style style:name="P42" style:family="paragraph" style:parent-style-name="Standard" style:list-style-name="L3">
      <style:text-properties officeooo:rsid="00267ca4" officeooo:paragraph-rsid="00267ca4"/>
    </style:style>
    <style:style style:name="P43" style:family="paragraph" style:parent-style-name="Standard" style:list-style-name="L3">
      <style:text-properties officeooo:rsid="0025f446" officeooo:paragraph-rsid="0025f446"/>
    </style:style>
    <style:style style:name="P44" style:family="paragraph" style:parent-style-name="Standard" style:list-style-name="L3">
      <style:text-properties officeooo:rsid="002836b0" officeooo:paragraph-rsid="002836b0"/>
    </style:style>
    <style:style style:name="P45" style:family="paragraph" style:parent-style-name="Standard" style:list-style-name="L4">
      <style:text-properties officeooo:rsid="0013a1eb" officeooo:paragraph-rsid="0013a1eb"/>
    </style:style>
    <style:style style:name="P46" style:family="paragraph" style:parent-style-name="Standard" style:list-style-name="L5">
      <style:text-properties officeooo:rsid="0013a1eb" officeooo:paragraph-rsid="0013a1eb"/>
    </style:style>
    <style:style style:name="P47" style:family="paragraph" style:parent-style-name="Standard" style:list-style-name="L4">
      <style:text-properties officeooo:rsid="00177a71" officeooo:paragraph-rsid="00177a71"/>
    </style:style>
    <style:style style:name="P48" style:family="paragraph" style:parent-style-name="Standard" style:list-style-name="L4">
      <style:text-properties officeooo:rsid="00177a71" officeooo:paragraph-rsid="002e0cca"/>
    </style:style>
    <style:style style:name="P49" style:family="paragraph" style:parent-style-name="Standard" style:list-style-name="L5">
      <style:text-properties officeooo:rsid="00166a8d" officeooo:paragraph-rsid="00166a8d"/>
    </style:style>
    <style:style style:name="P50" style:family="paragraph" style:parent-style-name="Standard" style:list-style-name="L5">
      <style:text-properties officeooo:rsid="0014edcd" officeooo:paragraph-rsid="0014edcd"/>
    </style:style>
    <style:style style:name="P51" style:family="paragraph" style:parent-style-name="Standard" style:list-style-name="L5">
      <style:text-properties officeooo:rsid="0014edcd" officeooo:paragraph-rsid="002e0cca"/>
    </style:style>
    <style:style style:name="P52" style:family="paragraph" style:parent-style-name="Standard" style:list-style-name="L5">
      <style:text-properties officeooo:rsid="00162cf9" officeooo:paragraph-rsid="002e0cca"/>
    </style:style>
    <style:style style:name="P53" style:family="paragraph" style:parent-style-name="Standard" style:list-style-name="L6">
      <style:text-properties officeooo:rsid="002b4a67" officeooo:paragraph-rsid="002b4a67"/>
    </style:style>
    <style:style style:name="P54" style:family="paragraph" style:parent-style-name="Standard" style:list-style-name="L6">
      <style:text-properties officeooo:rsid="000a6694" officeooo:paragraph-rsid="002b4a67"/>
    </style:style>
    <style:style style:name="P55" style:family="paragraph" style:parent-style-name="Standard">
      <style:text-properties officeooo:rsid="000a6694" officeooo:paragraph-rsid="002b4a67"/>
    </style:style>
    <style:style style:name="P56" style:family="paragraph" style:parent-style-name="Standard">
      <style:text-properties officeooo:rsid="000a6694" officeooo:paragraph-rsid="003929e6"/>
    </style:style>
    <style:style style:name="T1" style:family="text">
      <style:text-properties officeooo:rsid="000dbc80"/>
    </style:style>
    <style:style style:name="T2" style:family="text">
      <style:text-properties officeooo:rsid="002440dd"/>
    </style:style>
    <style:style style:name="T3" style:family="text">
      <style:text-properties officeooo:rsid="00275dfe"/>
    </style:style>
    <style:style style:name="T4" style:family="text">
      <style:text-properties officeooo:rsid="0028ea28"/>
    </style:style>
    <style:style style:name="T5" style:family="text">
      <style:text-properties officeooo:rsid="002aace0"/>
    </style:style>
    <style:style style:name="T6" style:family="text">
      <style:text-properties officeooo:rsid="002b4a67"/>
    </style:style>
    <style:style style:name="T7" style:family="text">
      <style:text-properties officeooo:rsid="002cf4a1"/>
    </style:style>
    <style:style style:name="T8" style:family="text">
      <style:text-properties officeooo:rsid="002e0cca"/>
    </style:style>
    <style:style style:name="T9" style:family="text">
      <style:text-properties officeooo:rsid="002e7218"/>
    </style:style>
    <style:style style:name="T10" style:family="text">
      <style:text-properties officeooo:rsid="0030116c"/>
    </style:style>
    <style:style style:name="T11" style:family="text">
      <style:text-properties officeooo:rsid="0030baf4"/>
    </style:style>
    <style:style style:name="T12" style:family="text">
      <style:text-properties officeooo:rsid="0033a4d1"/>
    </style:style>
    <style:style style:name="T13" style:family="text">
      <style:text-properties officeooo:rsid="0034846e"/>
    </style:style>
    <style:style style:name="T14" style:family="text">
      <style:text-properties officeooo:rsid="00367c67"/>
    </style:style>
    <style:style style:name="T15" style:family="text">
      <style:text-properties officeooo:rsid="003929e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scension: Adventure design document</text:p>
      <text:p text:style-name="P1"/>
      <text:p text:style-name="P8">Ascension: Adventure is a retro dungeon crawler and semi-sequel to Ascension.<text:line-break/><text:line-break/>Ascension: Adventure is based on the Collapsar engine which is based on Heroine Dusk by Clint Bellanger <text:a xlink:type="simple" xlink:href="http://clintbellanger.net/">http://clintbellanger.net</text:a></text:p>
      <text:p text:style-name="P1"/>
      <text:p text:style-name="P10">Ascension: Adventure is part of Project Halogen and this document will eventually evolve into the cfile for Ascension: Adventure.</text:p>
      <text:p text:style-name="P1"/>
      <text:p text:style-name="P2">Story<text:span text:style-name="T4">line</text:span></text:p>
      <text:p text:style-name="P9"/>
      <text:p text:style-name="P8">It is five years after the people came down from the sky and changed everything you thought you knew. Some are already predicting that the Empire will collapse and kingdoms will fall. Some even say that magic will disappear.<text:line-break/><text:line-break/>You're an adventurer. You explore the unknown and you fight monsters. You're a good one, maybe even a great one. You've done some good and made a name for yourself.<text:line-break/><text:line-break/>Idarous, a town in Phellaes, needs your help. Something is grabbing people from the outlying villages at night. As soon as you hear it, you know there's more to it than monsters.<text:line-break/><text:line-break/>The day of the adventurer is coming to a close. But it's not over yet. You've got one last journey to make.</text:p>
      <text:p text:style-name="P7"/>
      <text:p text:style-name="P2">Setting</text:p>
      <text:p text:style-name="P6"/>
      <text:p text:style-name="P10">Ascension: Adventure is set on Rynn, a fantasy world that has recently encountered spacefaring humanity. It is set five years after contact <text:span text:style-name="T1">(c. 3E525/c. 2165CE), when new technology and new ideas are just starting to arrive on the planet. The old, fantastic adventure-friendly world still exists, but many are predicting that these days will soon be over. Tales of the wonders of Earth have replaced tales of heroes and adventurers as the idealistic stories. Quite literally, sci-fi is displacing fantasy.</text:span></text:p>
      <text:p text:style-name="P10"/>
      <text:p text:style-name="P12">Ascension: Adventure takes place in a small area of Phellaes. Phellaes is the Rynn equivalent of Greece (in fact it is populated with transplanted Greeks), with a very similar culture. The area in question is near the middle of the country, several kilometres inland. Idarous, a small town, is the central feature in the area. It is situated near the mountains and there are some caves and a lake in the area.</text:p>
      <text:p text:style-name="P10"/>
      <text:p text:style-name="P3">Characters</text:p>
      <text:p text:style-name="P11"/>
      <text:p text:style-name="P19">The Adventurer - <text:span text:style-name="T5">Nameless, faceless player character. I like to think of him as grizzled and cynical, a man who had started off idealistic and romantic and became jaded by reality over time, </text:span><text:span text:style-name="T9">but since he's nearly silent this is the player's prerogative.</text:span></text:p>
      <text:p text:style-name="P21"/>
      <text:p text:style-name="P20"><text:span text:style-name="T9">Ilisia - Shell-shocked woman living out in the Ouropolokis Fields. Survived the destruction of the village but </text:span><text:span text:style-name="T10">is too shell-shocked to be of much use.</text:span></text:p>
      <text:p text:style-name="P6"/>
      <text:p text:style-name="P4">Story</text:p>
      <text:p text:style-name="P15"/>
      <text:p text:style-name="P22"><text:soft-page-break/>The Adventurer was traveling through Phellaes when he heard tales of people disappearing near the town of Idarous. Many suspected it was monsters coming out of the dark. The Adventurer, a veteran of many adventures, was more open-minded. He knew that there were many things that could cause people to disappear in the night.</text:p>
      <text:p text:style-name="P22"/>
      <text:p text:style-name="P16"><text:span text:style-name="T11">He travelled to Idarous to see if he could find what was going on. On his way in, he discovered a village that had been razed to the ground. That hardly seemed like monsters. </text:span><text:span text:style-name="T12">He was attacked by a man driven crazy.</text:span></text:p>
      <text:p text:style-name="P23"/>
      <text:p text:style-name="P16"><text:span text:style-name="T11">He was attacked repeatedly before he made his way to the now-besieged town of Idarous. </text:span><text:span text:style-name="T12">He resolved to find out what had happened and continued south. </text:span><text:span text:style-name="T13">Rumours had it that there were people doing strange things at an abandoned temple, and he was attacked by cultists on his way there.</text:span></text:p>
      <text:p text:style-name="P24"/>
      <text:p text:style-name="P17"><text:span text:style-name="T13">The Adventurer made a detour to the Caves of Epikros in an effort to find out more. The Caves were full of dubious-looking people, but no cultists. He headed north toward the abandoned </text:span><text:span text:style-name="T14">temple</text:span><text:span text:style-name="T13"> and went inside, discovering it to be full of cultists who immediately attacked.</text:span></text:p>
      <text:p text:style-name="P25"/>
      <text:p text:style-name="P26">After making it through the temple, The Adventurer discovered what seemed to a world twisted and merged with Hades, realm of the dead. He defeated the cult leader in battle before she was able to finish the rituals, ending the kidnappings and </text:p>
      <text:p text:style-name="P26"/>
      <text:p text:style-name="P27">Background</text:p>
      <text:p text:style-name="P26">aka fitting into the Halogen verse</text:p>
      <text:p text:style-name="P26"/>
      <text:list xml:id="list3125911998268988448" text:style-name="L1">
        <text:list-item>
          <text:p text:style-name="P29">The cultists are essentially a group of zealots that discovered illegal drugs, which are already being smuggled onto Rynn.</text:p>
        </text:list-item>
        <text:list-item>
          <text:p text:style-name="P30">Creepers and Berserkers are the villagers, kidnapped and whacked out on drugs.</text:p>
        </text:list-item>
        <text:list-item>
          <text:p text:style-name="P30">The cultists are all high as kites. They're not really sure what they're doing at all.</text:p>
        </text:list-item>
        <text:list-item>
          <text:p text:style-name="P30">The cultists have not actually opened a gate to hell. They just made it look that way through a combination of magic, technology, and clever set dressing.</text:p>
        </text:list-item>
      </text:list>
      <text:p text:style-name="P6"/>
      <text:p text:style-name="P2">Locations</text:p>
      <text:p text:style-name="P6"/>
      <text:list xml:id="list7227409196349276886" text:style-name="L2">
        <text:list-item>
          <text:p text:style-name="P31">Abandoned House</text:p>
        </text:list-item>
        <text:list-item>
          <text:p text:style-name="P31"><text:span text:style-name="T9">Karpos</text:span> <text:span text:style-name="T9">Koriis</text:span></text:p>
        </text:list-item>
        <text:list-item>
          <text:p text:style-name="P32">Gardens of Stepanos</text:p>
        </text:list-item>
        <text:list-item>
          <text:p text:style-name="P33">Karpos Point</text:p>
        </text:list-item>
        <text:list-item>
          <text:p text:style-name="P34">Ouropolokis Fields (part I)</text:p>
        </text:list-item>
        <text:list-item>
          <text:p text:style-name="P35">Idarous Poulis</text:p>
        </text:list-item>
        <text:list-item>
          <text:p text:style-name="P34">Ouropolokis Fields (part II)</text:p>
        </text:list-item>
        <text:list-item>
          <text:p text:style-name="P36">Ouropolokis Forest</text:p>
        </text:list-item>
        <text:list-item>
          <text:p text:style-name="P37">Abandoned Temple</text:p>
        </text:list-item>
        <text:list-item>
          <text:p text:style-name="P38">Hades Emerging</text:p>
        </text:list-item>
        <text:list-item>
          <text:p text:style-name="P39">Caves of Epikros</text:p>
        </text:list-item>
      </text:list>
      <text:p text:style-name="P6"/>
      <text:p text:style-name="P2">Enemies</text:p>
      <text:p text:style-name="P6"/>
      <text:p text:style-name="P14"><text:soft-page-break/>there should be 8 enemies</text:p>
      <text:list xml:id="list8247980122455321889" text:style-name="L3">
        <text:list-item>
          <text:p text:style-name="P40">Slime – a gelatinous lifeform similar to jellyfish, but amphibious</text:p>
        </text:list-item>
        <text:list-item>
          <text:p text:style-name="P41">Giant Rat – <text:span text:style-name="T2">technically not a rodent, but similar looking</text:span></text:p>
        </text:list-item>
        <text:list-item>
          <text:p text:style-name="P42">Cave Bat – technically not a bat, but similar looking</text:p>
        </text:list-item>
        <text:list-item>
          <text:p text:style-name="P43">Highwayman – <text:span text:style-name="T3">p</text:span>etty criminal who robs travellers.</text:p>
        </text:list-item>
        <text:list-item>
          <text:p text:style-name="P44">Creeper – a kidnapped villager fried by drugs</text:p>
        </text:list-item>
        <text:list-item>
          <text:p text:style-name="P41">Berserker – a kidnapped villager whacked out on drugs</text:p>
        </text:list-item>
        <text:list-item>
          <text:p text:style-name="P41">Cultist – a magic-using Disciple of Hades member</text:p>
        </text:list-item>
        <text:list-item>
          <text:p text:style-name="P41">Cult Leader – Boss character. Leader of Disciples of Hades.</text:p>
        </text:list-item>
      </text:list>
      <text:p text:style-name="P6"/>
      <text:p text:style-name="P2">Weapons</text:p>
      <text:p text:style-name="P6"/>
      <text:p text:style-name="P13">should be 8 in total</text:p>
      <text:list xml:id="list8423641279664254287" text:style-name="L4">
        <text:list-item>
          <text:p text:style-name="P45">Bare Fists</text:p>
        </text:list-item>
        <text:list-item>
          <text:p text:style-name="P47">Wood Stick</text:p>
        </text:list-item>
        <text:list-item>
          <text:p text:style-name="P47">Hunting Knife</text:p>
        </text:list-item>
        <text:list-item>
          <text:p text:style-name="P47">Short Sword</text:p>
        </text:list-item>
        <text:list-item>
          <text:p text:style-name="P47">Claymore Sword</text:p>
        </text:list-item>
        <text:list-item>
          <text:p text:style-name="P47">Dwarven Sword <text:span text:style-name="T8">(inaccessible)</text:span></text:p>
        </text:list-item>
        <text:list-item>
          <text:p text:style-name="P48">Force Blade <text:span text:style-name="T8">(inaccessible)</text:span></text:p>
        </text:list-item>
        <text:list-item>
          <text:p text:style-name="P48">Monomolecular Spike <text:span text:style-name="T8">(inaccessible)</text:span></text:p>
        </text:list-item>
      </text:list>
      <text:p text:style-name="P6"/>
      <text:p text:style-name="P2">Armor</text:p>
      <text:p text:style-name="P13"/>
      <text:p text:style-name="P13">should be 8 in total</text:p>
      <text:list xml:id="list3171026731013778875" text:style-name="L5">
        <text:list-item>
          <text:p text:style-name="P46">No Clothing</text:p>
        </text:list-item>
        <text:list-item>
          <text:p text:style-name="P46">Peasant Tunic</text:p>
        </text:list-item>
        <text:list-item>
          <text:p text:style-name="P49">Woven <text:span text:style-name="T9">Cloak</text:span></text:p>
        </text:list-item>
        <text:list-item>
          <text:p text:style-name="P50">Linen Armor</text:p>
        </text:list-item>
        <text:list-item>
          <text:p text:style-name="P50">Leather Armor</text:p>
        </text:list-item>
        <text:list-item>
          <text:p text:style-name="P52">Coat of Mail <text:span text:style-name="T8">(inaccessible)</text:span></text:p>
        </text:list-item>
        <text:list-item>
          <text:p text:style-name="P52">Plate Armor <text:span text:style-name="T8">(inaccessible)</text:span></text:p>
        </text:list-item>
        <text:list-item>
          <text:p text:style-name="P51">Wyvern Mk IV <text:span text:style-name="T8">(inaccessible)</text:span></text:p>
        </text:list-item>
      </text:list>
      <text:p text:style-name="P6"/>
      <text:p text:style-name="P2">Abilities</text:p>
      <text:p text:style-name="P6"/>
      <text:p text:style-name="P18">should be 7 (?!) in total</text:p>
      <text:list xml:id="list2477006644399246050" text:style-name="L6">
        <text:list-item>
          <text:p text:style-name="P53">No Spell</text:p>
        </text:list-item>
        <text:list-item>
          <text:p text:style-name="P53">Heal</text:p>
        </text:list-item>
        <text:list-item>
          <text:p text:style-name="P53">Burn</text:p>
        </text:list-item>
        <text:list-item>
          <text:p text:style-name="P53">Unlock</text:p>
        </text:list-item>
        <text:list-item>
          <text:p text:style-name="P54"><text:span text:style-name="T6">Light </text:span><text:span text:style-name="T7">(unused)</text:span></text:p>
        </text:list-item>
        <text:list-item>
          <text:p text:style-name="P54"><text:span text:style-name="T6">Freeze </text:span><text:span text:style-name="T7">(unused)</text:span></text:p>
        </text:list-item>
        <text:list-item>
          <text:p text:style-name="P54"><text:span text:style-name="T6">Reflect </text:span><text:span text:style-name="T7">(unused)</text:span></text:p>
        </text:list-item>
      </text:list>
      <text:p text:style-name="P55"><text:span text:style-name="T7"/></text:p>
      <text:p text:style-name="P28"><text:span text:style-name="T15">Items</text:span></text:p>
      <text:p text:style-name="P56"><text:span text:style-name="T15"/></text:p>
      <text:p text:style-name="P56"><text:span text:style-name="T15">these are not indexed and are handled directly by map scripts (no I didn't write it)</text:span></text:p>
      <text:p text:style-name="P56"><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4T17:55:36.712000000</meta:creation-date>
    <dc:date>2014-06-16T16:31:50.90</dc:date>
    <meta:editing-duration>PT3H27M33S</meta:editing-duration>
    <meta:editing-cycles>50</meta:editing-cycles>
    <meta:generator>LibreOffice/4.0.1.2$Windows_x86 LibreOffice_project/84102822e3d61eb989ddd325abf1ac077904985</meta:generator>
    <meta:document-statistic meta:table-count="0" meta:image-count="0" meta:object-count="0" meta:page-count="3" meta:paragraph-count="76" meta:word-count="947" meta:character-count="5484" meta:non-whitespace-character-count="4646"/>
  </office:meta>
</office:document-meta>
</file>